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paragraph-properties fo:margin-top="0in" fo:margin-bottom="0in"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viewer: Thank you for joining us today. Let's begin by discussing your background as a VA Army veteran. Can you tell us a bit about yourself and your experience with the real estate market?</text:p>
      <text:p text:style-name="P1">Interviewee (VA Army Veteran): Certainly. I served in the Army for several years and recently transitioned into civilian life. Now, I'm looking to buy or sell a house as part of my new chapter. I'm interested in exploring the real estate market and making informed decisions.</text:p>
      <text:p text:style-name="P1">Interviewer: That's great to hear, and thank you for your service. As you navigate the real estate market, what are the key factors you're considering when buying or selling a house?</text:p>
      <text:p text:style-name="P1">Interviewee (VA Army Veteran): Location is crucial for me, as I want to find a home in a safe and convenient area. I'm also considering factors such as proximity to amenities, schools, and medical facilities. Additionally, since I'm a veteran, I'm interested in exploring VA loan options for financing.</text:p>
      <text:p text:style-name="P1">Interviewer: Location and financing options are certainly important aspects to consider. How are you approaching the process of finding listings and gathering information about potential properties?</text:p>
      <text:p text:style-name="P1">Interviewee (VA Army Veteran): I'm using online platforms and real estate websites to search for listings in the areas I'm interested in. I'm also reaching out to local real estate agents who specialize in working with veterans to gather more information about available properties and VA loan programs.</text:p>
      <text:p text:style-name="P1">Interviewer: That sounds like a comprehensive approach. Considering your military background, have you come across any specific insights or trends related to veterans in the real estate market?</text:p>
      <text:p text:style-name="P1">Interviewee (VA Army Veteran): Yes, I've noticed that there are specific programs and benefits available for veterans, such as VA loans, which can offer favorable financing terms and help make homeownership more accessible. I'm interested in exploring these options and learning more about how they can benefit me in my homebuying journey.</text:p>
      <text:p text:style-name="P1">Interviewer: It's great that you're aware of the available benefits and programs. When it comes to determining the value of a property or setting a listing price, how do you approach property valuation?</text:p>
      <text:p text:style-name="P1">Interviewee (VA Army Veteran): I'm looking at comparable sales in the area to get an idea of property values. I'm also considering factors like the condition of the property, any renovations or improvements made, and the overall market conditions. Additionally, I'm seeking advice from real estate professionals to ensure that the valuation aligns with the market standards.</text:p>
      <text:p text:style-name="P1">Interviewer: That's a well-rounded approach to property valuation. Are there any specific challenges you foresee or have encountered as a VA Army veteran in the process of buying or selling a house?</text:p>
      <text:p text:style-name="P1">Interviewee (VA Army Veteran): One challenge I anticipate is navigating the VA loan process and understanding the eligibility requirements and documentation involved. I want to ensure that I fully utilize the benefits available to me. Additionally, as a veteran, I have unique preferences and considerations based on my military experience, such as accessibility features or proximity to VA facilities.</text:p>
      <text:p text:style-name="P1">Interviewer: Those challenges are important to address, and working with a knowledgeable real estate agent who has experience with VA loans and understands your specific needs can be beneficial. Finally, are there any particular features or considerations you're prioritizing when searching for a home, and do you have any questions or concerns about the homebuying or selling process?</text:p>
      <text:p text:style-name="P1">Interviewee (VA Army Veteran): Accessibility features, such as single-level living or wheelchair accessibility, are important to me. Additionally, I'm interested in understanding the potential tax benefits or exemptions available for veterans in this area. Overall, I'm looking for guidance on the entire process and any resources available to help me make informed decisions.</text:p>
      <text:p text:style-name="P1">Interviewer: It's great that you have clear priorities and concerns. Working closely with a real estate <text:soft-page-break/>agent who understands your needs and can guide you through the process will be valuable. Thank you for sharing your thoughts and experiences with us today, and best of luck with your homebuying or selling journey as a VA Army veter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hony Hylton</meta:initial-creator>
    <meta:creation-date>2023-06-30T21:14:17.60</meta:creation-date>
    <meta:document-statistic meta:table-count="0" meta:image-count="0" meta:object-count="0" meta:page-count="2" meta:paragraph-count="15" meta:word-count="663" meta:character-count="4261"/>
    <dc:date>2023-06-30T21:15:02.79</dc:date>
    <dc:creator>Anthony Hylton</dc:creator>
    <meta:editing-duration>PT45S</meta:editing-duration>
    <meta:editing-cycles>1</meta:editing-cycles>
    <meta:generator>OpenOffice/4.1.14$Win32 OpenOffice.org_project/4114m1$Build-9811</meta:generator>
  </office:meta>
</office:document-meta>
</file>